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5656231540882358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85913288652435398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3590565207034817058"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715536548792927093"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26549785917054019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1024480742580908198"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537876139447670433"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230199956008366021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538475" text:continue-list="list6537876139447670433"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007152743410984552"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550966"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536213"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546033"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568119"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551748"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226308553651816687"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817754231605806066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06869399598610649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542195"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243798140294066409"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547299739010493830"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681705632605831933" text:style-name="L15">
        <text:list-item>
          <text:list>
            <text:list-header>
              <text:p text:style-name="P183">1.5 miles averaging about 9:40/mile and rest 1 min</text:p>
            </text:list-header>
          </text:list>
        </text:list-item>
      </text:list>
      <text:p text:style-name="P24">1 mile in 8:26 and rest 2 min</text:p>
      <text:list xml:id="list628702985275557540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718994629220396503"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556398"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574050014928274431"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008815170577165884"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745717697575757690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556973" text:continue-list="list2008815170577165884" text:style-name="L19">
        <text:list-item>
          <text:list>
            <text:list-header>
              <text:p text:style-name="P187">(Pace*HR)=1240</text:p>
            </text:list-header>
          </text:list>
        </text:list-item>
      </text:list>
      <text:list xml:id="list36543048" text:continue-list="list4574050014928274431" text:style-name="L18">
        <text:list-item>
          <text:list>
            <text:list-header>
              <text:p text:style-name="P186">2 miles at 10:46/mile Ave HR= 121 bpm and rest a few minutes</text:p>
            </text:list-header>
          </text:list>
        </text:list-item>
      </text:list>
      <text:list xml:id="list36548272" text:continue-list="list36556973"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550464"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802677561928247666"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229631905787048658"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47704330132641900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3441775042738917417"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638512118079704791"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27831086654794717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552701"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54553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109634600668603312"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017547014761024086"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35804978968841703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663031606638281114"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78256255894811341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119723230186296369" text:style-name="L32">
        <text:list-item>
          <text:list>
            <text:list-header>
              <text:p text:style-name="P197">0.25 miles in 2:54</text:p>
              <text:p text:style-name="P197">1 mile in 9:21 going faster as I ran and ending at around 8:30 pace</text:p>
            </text:list-header>
          </text:list>
        </text:list-item>
      </text:list>
      <text:list xml:id="list793310123004158045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54728190483665240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17712318459703263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022045830695157116"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722198670153617016"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
      <text:p text:style-name="P24"/>
      <text:p text:style-name="P24"/>
      <text:p text:style-name="P24"><text:soft-page-break/>Tues April 2, 2024 <text:span text:style-name="T2">3.1 miles</text:span></text:p>
      <text:p text:style-name="P24">Warm up: ½ mile to the Wise Center and rest a few minutes</text:p>
      <text:p text:style-name="P24">Run: 2.6 miles continuous running on a treadmill, 1mile in 10:20, ½ mile in about 6:00,</text:p>
      <text:list xml:id="list6369670236490843974" text:style-name="L38">
        <text:list-item>
          <text:list>
            <text:list-header>
              <text:p text:style-name="P202">0.6 miles at about 9:50/mile pace, <text:s/>½ mile in about 6:00</text:p>
            </text:list-header>
          </text:list>
        </text:list-item>
      </text:list>
      <text:p text:style-name="P24"/>
      <text:p text:style-name="P24">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text:soft-page-break/>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559112940599361920"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text:soft-page-break/>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ext:soft-page-break/>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10T16:29:52.14</dc:date>
    <dc:creator>James Lombardi</dc:creator>
    <meta:editing-duration>P28DT23H24M12S</meta:editing-duration>
    <meta:editing-cycles>2138</meta:editing-cycles>
    <meta:generator>OpenOffice/4.1.2$Win32 OpenOffice.org_project/412m3$Build-9782</meta:generator>
    <meta:document-statistic meta:table-count="0" meta:image-count="9" meta:object-count="0" meta:page-count="212" meta:paragraph-count="6185" meta:word-count="66878" meta:character-count="342434"/>
  </office:meta>
</office:document-meta>
</file>